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7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8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9" style:parent-style-name="Абзацсписка" style:family="paragraph">
      <style:paragraph-properties fo:text-align="justify" fo:margin-bottom="0in"/>
      <style:text-properties fo:hyphenate="true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5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 fo:margin-bottom="0in" fo:text-indent="0.3937in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Обычный" style:family="paragraph">
      <style:paragraph-properties fo:text-align="justify" fo:margin-bottom="0in" fo:text-indent="0.3937in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Обычный" style:family="paragraph">
      <style:paragraph-properties fo:text-align="justify" fo:margin-bottom="0in" fo:text-indent="0.3937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justify" fo:margin-bottom="0in" fo:text-indent="0.3937in"/>
      <style:text-properties fo:color="#C00000"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3541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4" style:parent-style-name="Обычный" style:family="paragraph">
      <style:paragraph-properties fo:text-align="justify" fo:margin-bottom="0in" fo:text-indent="0.3541in"/>
      <style:text-properties fo:font-size="14pt" style:font-size-asian="14pt" style:font-size-complex="14pt"/>
    </style:style>
    <style:style style:name="P55" style:parent-style-name="Обычный" style:family="paragraph">
      <style:paragraph-properties fo:text-align="justify" fo:margin-bottom="0in" fo:text-indent="0.3541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margin-bottom="0in" fo:text-indent="0.3541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margin-bottom="0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Абзацсписка" style:family="paragraph">
      <style:paragraph-properties fo:break-before="page" fo:text-align="center" fo:margin-bottom="0in" fo:margin-left="0in" fo:text-indent="0.3541in">
        <style:tab-stops/>
      </style:paragraph-properties>
      <style:text-properties fo:hyphenate="true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4" style:parent-style-name="Абзацсписка" style:family="paragraph">
      <style:paragraph-properties fo:text-align="justify" fo:margin-bottom="0in" fo:margin-left="0in" fo:text-indent="0.3541in">
        <style:tab-stops/>
      </style:paragraph-properties>
      <style:text-properties fo:font-weight="bold" style:font-weight-asian="bold" fo:font-size="14pt" style:font-size-asian="14pt" style:font-size-complex="14pt" fo:hyphenate="true"/>
    </style:style>
    <style:style style:name="P95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1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06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7" style:parent-style-name="Обычный" style:family="paragraph">
      <style:paragraph-properties fo:text-align="justify" fo:margin-bottom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8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1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1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22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3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4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5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P130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31" style:parent-style-name="Обычный" style:family="paragraph">
      <style:paragraph-properties fo:text-align="justify" fo:margin-bottom="0in" fo:margin-left="0.1972in">
        <style:tab-stops>
          <style:tab-stop style:type="left" style:position="0in"/>
          <style:tab-stop style:type="left" style:position="0.2951in"/>
        </style:tab-stops>
      </style:paragraph-properties>
      <style:text-properties fo:hyphenate="true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40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41" style:parent-style-name="Абзацсписка" style:family="paragraph">
      <style:paragraph-properties fo:text-align="justify" fo:margin-bottom="0in" fo:margin-left="0.1972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2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3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4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hyphenate="true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60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font-size="14pt" style:font-size-asian="14pt" style:font-size-complex="14pt" fo:hyphenate="true"/>
    </style:style>
    <style:style style:name="P161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hyphenate="true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4" style:parent-style-name="Обычный" style:family="paragraph">
      <style:paragraph-properties fo:text-align="justify" fo:margin-bottom="0in">
        <style:tab-stops>
          <style:tab-stop style:type="left" style:position="0in"/>
        </style:tab-stops>
      </style:paragraph-properties>
      <style:text-properties fo:font-size="14pt" style:font-size-asian="14pt" style:font-size-complex="14pt" fo:hyphenate="true"/>
    </style:style>
    <style:style style:name="P165" style:parent-style-name="Обычный" style:family="paragraph">
      <style:paragraph-properties fo:text-align="center" fo:margin-bottom="0in">
        <style:tab-stops>
          <style:tab-stop style:type="left" style:position="0in"/>
        </style:tab-stops>
      </style:paragraph-properties>
      <style:text-properties fo:hyphenate="true"/>
    </style:style>
    <style:style style:name="T166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67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68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69" style:parent-style-name="Гиперссылка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7"/>
      <text:p text:style-name="P8">стр</text:p>
      <text:p text:style-name="P9"><text:a xlink:href="#ПРИСТУПАЯКРАБОТЕ" office:target-frame-name="_top" xlink:show="replace"><text:span text:style-name="T10">1.</text:span><text:bookmark-start text:name="_Ref452547068"/><text:span text:style-name="T11">Приступая к</text:span><text:bookmark-start text:name="_Hlt452711798"/><text:bookmark-start text:name="_Hlt452711799"/><text:span text:style-name="T12"><text:s/></text:span><text:bookmark-end text:name="_Hlt452711798"/><text:bookmark-end text:name="_Hlt452711799"/><text:span text:style-name="T13">работе<text:s/></text:span><text:bookmark-end text:name="_Ref452547068"/><text:span text:style-name="T14">………….…………………………………………………………………………2</text:span></text:a></text:p>
      <text:p text:style-name="P15"><text:a xlink:href="#КРАТКИЙСПИСОКЗАДАЧРЕАЛИЗАЦИИ" office:target-frame-name="_top" xlink:show="replace"><text:span text:style-name="T16">2.Кратки</text:span><text:bookmark-start text:name="_Hlt452711947"/><text:bookmark-start text:name="_Hlt452711948"/><text:span text:style-name="T17">й</text:span><text:bookmark-end text:name="_Hlt452711947"/><text:bookmark-end text:name="_Hlt452711948"/><text:span text:style-name="T18"><text:s/>спис</text:span><text:bookmark-start text:name="_Hlt452711800"/><text:span text:style-name="T19">о</text:span><text:bookmark-end text:name="_Hlt452711800"/><text:span text:style-name="T20">к задач<text:s/></text:span><text:span text:style-name="T21">реализации</text:span><text:bookmark-start text:name="_Ref4525470681"/><text:span text:style-name="T22"><text:s/></text:span><text:bookmark-end text:name="_Ref4525470681"/><text:span text:style-name="T23">…………………………………………………………….3</text:span></text:a></text:p>
      <text:p text:style-name="P24"/>
      <text:p text:style-name="P25"><text:bookmark-start text:name="ПРИСТУПАЯКРАБОТЕ"/><text:bookmark-end text:name="ПРИСТУПАЯКРАБОТЕ"/>1.ПРИСТУПАЯ К РАБОТЕ</text:p>
      <text:p text:style-name="P26"/>
      <text:p text:style-name="P27">Для начала нужно реализовать структуру исходных кодов проекта.</text:p>
      <text:p text:style-name="P28"><text:span text:style-name="T29">Весь проект будет лежать в папке<text:s/></text:span><text:span text:style-name="T30">Source</text:span><text:span text:style-name="T31">, далее по подпапкам:</text:span></text:p>
      <text:p text:style-name="P32"><text:span text:style-name="T33">-<text:s/></text:span><text:span text:style-name="T34">client</text:span><text:span text:style-name="T35"><text:s/>– графический клиент</text:span></text:p>
      <text:p text:style-name="P36"><text:span text:style-name="T37">-<text:s/></text:span><text:span text:style-name="T38">server</text:span><text:span text:style-name="T39"><text:s/>– собственно сам сервер, имеет по</text:span><text:span text:style-name="T40">дпапки<text:s/></text:span><text:span text:style-name="T41">win</text:span><text:span text:style-name="T42">/</text:span><text:span text:style-name="T43">linux</text:span><text:span text:style-name="T44"><text:s/>– для сборки на соответствующих платформах</text:span></text:p>
      <text:p text:style-name="P45"><text:span text:style-name="T46">-<text:s/></text:span><text:span text:style-name="T47">tools</text:span><text:span text:style-name="T48"><text:s/>– данную подпапку разбить так же на подпапки для каждого инструмента отдельно</text:span></text:p>
      <text:p text:style-name="P49">Во всех пустых папках валяется .gitkeep для того, что бы сохранить структуру проекта репозитория</text:p>
      <text:p text:style-name="P50"><text:span text:style-name="T51">- создать<text:s/></text:span><text:span text:style-name="T52">общую папку для вспомогательных файлов сборки (obj/pdb etc) bin_tmp, отдельную папку для исполняемых файлов/библиотек<text:s/></text:span><text:span text:style-name="T53">bin</text:span></text:p>
      <text:p text:style-name="P54">- в каждой папке с проектом создать отдельный каталог с модульными тестами</text:p>
      <text:p text:style-name="P55"><text:span text:style-name="T56">- в каждом каталоге<text:s/></text:span><text:span text:style-name="T57">OtherLibrary</text:span><text:span text:style-name="T58">/ создать отдельный каталог</text:span><text:span text:style-name="T59"><text:s/>для сторонних библиотек</text:span></text:p>
      <text:p text:style-name="P60"><text:span text:style-name="T61">- в каждом каталоге OxygenDoc/ создать отдельный каталог для документации «своего» проекта с файлом настроек<text:s/></text:span><text:span text:style-name="T62">doxygen</text:span><text:span text:style-name="T63"><text:s/>в корне. Все названия каталогов с документацией должны соответствовать названиям каталогов с исходниками</text:span></text:p>
      <text:p text:style-name="P64">Использовать в любых связях относительные пути к файлам/библиотекам</text:p>
      <text:p text:style-name="P65"><text:span text:style-name="T66">В каждом проекте в корне расположить и настроить<text:s/></text:span><text:span text:style-name="T67">makefile</text:span><text:span text:style-name="T68"><text:s/>(дополнительно <text:s/>создать<text:s/></text:span><text:span text:style-name="T69">makefile</text:span><text:span text:style-name="T70">.</text:span><text:span text:style-name="T71">bat</text:span><text:span text:style-name="T72"><text:s/>для<text:s/></text:span><text:span text:style-name="T73">win</text:span><text:span text:style-name="T74"><text:s/>платформы, который будет запускать<text:s/></text:span><text:span text:style-name="T75">make</text:span><text:span text:style-name="T76"><text:s/>из MinGW и build.bat который будет пересобирать проект</text:span><text:span text:style-name="T77"><text:s/>так же под<text:s/></text:span><text:span text:style-name="T78">win</text:span><text:span text:style-name="T79"><text:s/>платформу, но с помощью<text:s/></text:span><text:span text:style-name="T80">devenv</text:span><text:span text:style-name="T81">.</text:span><text:span text:style-name="T82">exe</text:span><text:span text:style-name="T83">) для *.</text:span><text:span text:style-name="T84">obj</text:span><text:span text:style-name="T85"><text:s/>файлов создать отдельный каталог<text:s/></text:span><text:span text:style-name="T86">make</text:span><text:span text:style-name="T87">_</text:span><text:span text:style-name="T88">obj</text:span><text:span text:style-name="T89">/, для исполняемых файлов/библиотек использовать основной каталог<text:s/></text:span><text:span text:style-name="T90">bin</text:span><text:span text:style-name="T91">/</text:span></text:p>
      <text:p text:style-name="P92"><text:bookmark-start text:name="КРАТКИЙСПИСОКЗАДАЧРЕАЛИЗАЦИИ"/><text:bookmark-end text:name="КРАТКИЙСПИСОКЗАДАЧРЕАЛИЗАЦИИ"/><text:soft-page-break/><text:span text:style-name="T93">2.КРАТКИЙ СПИСОК ЗАДАЧ РЕАЛИЗАЦИИ</text:span></text:p>
      <text:p text:style-name="P94"/>
      <text:list text:style-name="LFO1" text:continue-numbering="true">
        <text:list-item>
          <text:p text:style-name="P95"><text:span text:style-name="T96">Реализовать асинхронный многопоточный сервер (п</text:span><text:span text:style-name="T97">ока под платформу<text:s/></text:span><text:span text:style-name="T98">winx</text:span><text:span text:style-name="T99">86)</text:span></text:p>
        </text:list-item>
      </text:list>
      <text:p text:style-name="P100"/>
      <text:p text:style-name="P101"><text:span text:style-name="T102">Реализовать потоковый пул (используя стандарт<text:s/></text:span><text:span text:style-name="T103">C</text:span><text:span text:style-name="T104">++11)</text:span></text:p>
      <text:p text:style-name="P105">Реализовать дедупликацию логов (опционально)</text:p>
      <text:p text:style-name="P106"/>
      <text:p text:style-name="P107"><text:tab/>Для сервера реализовать следующие модули(как библиотеки lib/dll):</text:p>
      <text:list text:style-name="LFO2" text:continue-numbering="true">
        <text:list-item>
          <text:p text:style-name="P108"><text:span text:style-name="T109">модуль-обёртку на основе библиотеки для<text:s/></text:span><text:span text:style-name="T110">MySQLConnector</text:span></text:p>
        </text:list-item>
        <text:list-item>
          <text:p text:style-name="P111"><text:span text:style-name="T112">модуль-</text:span><text:span text:style-name="T113">обёртку на основе библиотеки для<text:s/></text:span><text:span text:style-name="T114">LUA</text:span><text:span text:style-name="T115"><text:s/>(</text:span><text:span text:style-name="T116">vc</text:span><text:span text:style-name="T117">10-</text:span><text:span text:style-name="T118">vc</text:span><text:span text:style-name="T119">14)</text:span></text:p>
        </text:list-item>
        <text:list-item>
          <text:p text:style-name="P120">модуль-обёртку на основе библиотеки для PYTHON 3xx</text:p>
        </text:list-item>
        <text:list-item>
          <text:p text:style-name="P121">модуль пакетного сетевого протокола (приём/передачу)*</text:p>
        </text:list-item>
        <text:list-item>
          <text:p text:style-name="P122">модуль логирования сетевой активности сервера</text:p>
        </text:list-item>
        <text:list-item>
          <text:p text:style-name="P123">модуль шифрования пакетов*</text:p>
        </text:list-item>
      </text:list>
      <text:p text:style-name="P124"/>
      <text:list text:style-name="LFO1" text:continue-numbering="true">
        <text:list-item>
          <text:p text:style-name="P125"><text:span text:style-name="T126">Реализовать графический<text:s/></text:span><text:span text:style-name="T127">3D<text:s/></text:span><text:span text:style-name="T128">к</text:span><text:span text:style-name="T129">лиент</text:span></text:p>
        </text:list-item>
      </text:list>
      <text:p text:style-name="P130"/>
      <text:p text:style-name="P131"><text:span text:style-name="T132">Реализовать графический интерфейс - заготовку для<text:s/></text:span><text:span text:style-name="T133">opengl</text:span><text:span text:style-name="T134"><text:s/>(можно отдел</text:span><text:span text:style-name="T135">ь</text:span><text:span text:style-name="T136">ным модулем на<text:s/></text:span><text:span text:style-name="T137">nasm</text:span><text:span text:style-name="T138">)</text:span></text:p>
      <text:p text:style-name="P139">Реализовать свой виртуальный файловый менеджер</text:p>
      <text:p text:style-name="P140"/>
      <text:p text:style-name="P141">Необходимые модули <text:s/>для клиента:</text:p>
      <text:list text:style-name="LFO3" text:continue-numbering="true">
        <text:list-item>
          <text:p text:style-name="P142">модуль загрузки и распределения памяти мешей</text:p>
        </text:list-item>
        <text:list-item>
          <text:p text:style-name="P143">модуль загрузки скелета</text:p>
        </text:list-item>
        <text:list-item>
          <text:p text:style-name="P144"><text:span text:style-name="T145">модуль<text:s/></text:span><text:span text:style-name="T146">для работы с файлами текстур *.</text:span><text:span text:style-name="T147">png</text:span><text:span text:style-name="T148">/*.</text:span><text:span text:style-name="T149">tga</text:span><text:span text:style-name="T150">/*.</text:span><text:span text:style-name="T151">bmp</text:span><text:span text:style-name="T152"><text:s/>(*.</text:span><text:span text:style-name="T153">jpg</text:span><text:span text:style-name="T154"><text:s/>опционал</text:span><text:span text:style-name="T155">ь</text:span><text:span text:style-name="T156">но</text:span><text:span text:style-name="T157">1</text:span><text:span text:style-name="T158">)</text:span></text:p>
        </text:list-item>
        <text:list-item>
          <text:p text:style-name="P159">модуль упаковки текстур</text:p>
        </text:list-item>
        <text:list-item>
          <text:p text:style-name="P160">модуль для работы с RLE алгоритмом*</text:p>
        </text:list-item>
        <text:list-item>
          <text:p text:style-name="P161"><text:span text:style-name="T162">модуль<text:s/></text:span><text:span text:style-name="T163">GG</text:span></text:p>
        </text:list-item>
      </text:list>
      <text:p text:style-name="P164"/>
      <text:p text:style-name="P165"><text:a xlink:href="../../Project/1.Implementation.odt" office:target-frame-name="_top" xlink:show="replace"><text:span text:style-name="T166">ссылка на реа</text:span><text:bookmark-start text:name="_Hlt452717770"/><text:bookmark-start text:name="_Hlt452717771"/><text:span text:style-name="T167">л</text:span><text:bookmark-start text:name="_Hlt452717765"/><text:bookmark-end text:name="_Hlt452717770"/><text:bookmark-end text:name="_Hlt452717771"/><text:span text:style-name="T168">и</text:span><text:bookmark-end text:name="_Hlt452717765"/><text:span text:style-name="T169">зацию проекта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Linenumbering" style:display-name="Line numbering" style:family="text"/>
    <style:style style:name="NumberingSymbols" style:display-name="Numbering Symbols" style:family="text"/>
    <style:style style:name="Номерстраницы" style:display-name="Номер страниц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0.236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P3" style:parent-style-name="Нижнийколонтитул" style:family="paragraph">
      <style:text-properties fo:font-size="8pt" style:font-size-asian="8pt" style:font-size-complex="8pt"/>
    </style:style>
    <style:style style:name="P4" style:parent-style-name="Ниж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Ещё не решил нужен ли формат с потерей качества</text:span></text:p>
        <text:p text:style-name="P3">* Данные модули использовать как на сервере, так и на клиенте</text:p>
        <text:p text:style-name="P4">Страница<text:s/><text:span text:style-name="T5"><text:page-number text:fixed="false">3</text:page-number></text:span><text:s/>из<text:s/><text:span text:style-name="T6"><text:page-count>3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3T13:43:00Z</dc:date>
    <meta:template xlink:href="Normal.dotm" xlink:type="simple"/>
    <meta:editing-cycles>27</meta:editing-cycles>
    <meta:editing-duration>PT39720S</meta:editing-duration>
    <meta:document-statistic meta:page-count="3" meta:paragraph-count="5" meta:word-count="401" meta:character-count="2688" meta:row-count="19" meta:non-whitespace-character-count="2292"/>
  </office:meta>
</office:document-meta>
</file>